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1d1f69" officeooo:paragraph-rsid="001d1f69"/>
    </style:style>
    <style:style style:name="P2" style:family="paragraph" style:parent-style-name="Standard">
      <style:paragraph-properties fo:text-align="start" style:justify-single-word="false"/>
      <style:text-properties style:font-name="arial" officeooo:rsid="00217f52" officeooo:paragraph-rsid="00217f52"/>
    </style:style>
    <style:style style:name="P3" style:family="paragraph" style:parent-style-name="Standard">
      <style:paragraph-properties fo:text-align="start" style:justify-single-word="false"/>
      <style:text-properties officeooo:rsid="001d1f69" officeooo:paragraph-rsid="001d1f69"/>
    </style:style>
    <style:style style:name="P4" style:family="paragraph" style:parent-style-name="Text_20_body">
      <style:paragraph-properties fo:text-align="start" style:justify-single-word="false"/>
      <style:text-properties fo:color="#000000"/>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Text_20_body" style:list-style-name="L1">
      <style:paragraph-properties fo:margin-top="0cm" fo:margin-bottom="0cm" loext:contextual-spacing="false" fo:text-align="start" style:justify-single-word="false"/>
    </style:style>
    <style:style style:name="P11" style:family="paragraph" style:parent-style-name="Text_20_body" style:list-style-name="L2">
      <style:paragraph-properties fo:margin-top="0cm" fo:margin-bottom="0cm" loext:contextual-spacing="false" fo:text-align="start" style:justify-single-word="false"/>
    </style:style>
    <style:style style:name="P12" style:family="paragraph" style:parent-style-name="Text_20_body" style:list-style-name="L3">
      <style:paragraph-properties fo:margin-top="0cm" fo:margin-bottom="0cm" loext:contextual-spacing="false" fo:text-align="start" style:justify-single-word="false"/>
    </style:style>
    <style:style style:name="P13" style:family="paragraph" style:parent-style-name="Text_20_body" style:list-style-name="L4">
      <style:paragraph-properties fo:margin-top="0cm" fo:margin-bottom="0cm" loext:contextual-spacing="false" fo:text-align="start" style:justify-single-word="false"/>
    </style:style>
    <style:style style:name="P14" style:family="paragraph" style:parent-style-name="Text_20_body">
      <style:paragraph-properties fo:margin-top="0.318cm" fo:margin-bottom="0.318cm" loext:contextual-spacing="false" style:line-height-at-least="0.397cm"/>
      <style:text-properties fo:font-size="9pt"/>
    </style:style>
    <style:style style:name="P15" style:family="paragraph" style:parent-style-name="Text_20_body">
      <style:paragraph-properties fo:margin-top="0.318cm" fo:margin-bottom="0.318cm" loext:contextual-spacing="false" style:line-height-at-least="0.397cm" fo:text-align="start" style:justify-single-word="false"/>
      <style:text-properties fo:font-size="9pt" officeooo:paragraph-rsid="001eefb8"/>
    </style:style>
    <style:style style:name="P16" style:family="paragraph" style:parent-style-name="Text_20_body">
      <style:paragraph-properties fo:margin-top="0.318cm" fo:margin-bottom="0.318cm" loext:contextual-spacing="false" style:line-height-at-least="0.397cm"/>
    </style:style>
    <style:style style:name="P17" style:family="paragraph" style:parent-style-name="Heading_20_1">
      <style:paragraph-properties fo:text-align="start" style:justify-single-word="false"/>
      <style:text-properties style:font-name="arial" fo:font-size="14pt" officeooo:rsid="001d1f69" officeooo:paragraph-rsid="001d1f69" style:font-size-asian="14pt" style:font-size-complex="14pt"/>
    </style:style>
    <style:style style:name="P18" style:family="paragraph" style:parent-style-name="Heading_20_2">
      <style:paragraph-properties fo:text-align="start" style:justify-single-word="false"/>
      <style:text-properties style:font-name="arial" officeooo:rsid="001d1f69" officeooo:paragraph-rsid="001d1f69"/>
    </style:style>
    <style:style style:name="P19" style:family="paragraph" style:parent-style-name="Heading_20_2">
      <style:paragraph-properties fo:text-align="start" style:justify-single-word="false"/>
    </style:style>
    <style:style style:name="P20" style:family="paragraph" style:parent-style-name="Table_20_Contents">
      <style:paragraph-properties style:line-height-at-least="0.397cm"/>
      <style:text-properties fo:font-size="9pt"/>
    </style:style>
    <style:style style:name="P21" style:family="paragraph" style:parent-style-name="Table_20_Contents">
      <style:paragraph-properties fo:text-align="start" style:justify-single-word="false"/>
      <style:text-properties fo:color="#800000" officeooo:paragraph-rsid="001eefb8" fo:background-color="#ffff00"/>
    </style:style>
    <style:style style:name="P22" style:family="paragraph" style:parent-style-name="Table_20_Contents">
      <style:paragraph-properties fo:text-align="start" style:justify-single-word="false"/>
      <style:text-properties fo:color="#800000" officeooo:paragraph-rsid="001eefb8"/>
    </style:style>
    <style:style style:name="P23" style:family="paragraph" style:parent-style-name="Heading_20_3">
      <style:paragraph-properties fo:text-align="start" style:justify-single-word="false"/>
      <style:text-properties style:font-name="arial" officeooo:rsid="001d1f69" officeooo:paragraph-rsid="001d1f69"/>
    </style:style>
    <style:style style:name="T1" style:family="text">
      <style:text-properties officeooo:rsid="001eefb8"/>
    </style:style>
    <style:style style:name="T2" style:family="text">
      <style:text-properties fo:color="#000000"/>
    </style:style>
    <style:style style:name="T3" style:family="text">
      <style:text-properties fo:color="#000000" fo:font-weight="bold"/>
    </style:style>
    <style:style style:name="T4" style:family="text">
      <style:text-properties fo:color="#000000" fo:font-weight="bold" style:font-weight-asian="bold" style:font-weight-complex="bold"/>
    </style:style>
    <style:style style:name="T5" style:family="text">
      <style:text-properties fo:color="#800000"/>
    </style:style>
    <style:style style:name="T6" style:family="text">
      <style:text-properties fo:color="#800000" fo:background-color="#ffff00" loext:char-shading-value="0"/>
    </style:style>
    <style:style style:name="T7" style:family="text">
      <style:text-properties fo:color="#800000" fo:background-color="#ffff00" loext:char-shading-value="0"/>
    </style:style>
    <style:style style:name="T8" style:family="text">
      <style:text-properties fo:color="#800000" fo:font-weight="bold" style:font-weight-asian="bold" style:font-weight-complex="bold"/>
    </style:style>
    <style:style style:name="T9" style:family="text">
      <style:text-properties fo:color="#800000" fo:font-weight="bold" fo:background-color="#ffff00" loext:char-shading-value="0" style:font-weight-asian="bold" style:font-weight-complex="bold"/>
    </style:style>
    <style:style style:name="T10" style:family="text">
      <style:text-properties fo:font-size="9pt"/>
    </style:style>
    <style:style style:name="T1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How to cross compile for ARM</text:h>
      <text:p text:style-name="P2"><text:a xlink:type="simple" xlink:href="http://www.firmcodes.com/how-to-cross-compile-for-arm/" text:style-name="Internet_20_link" text:visited-style-name="Visited_20_Internet_20_Link">http://www.firmcodes.com/how-to-cross-compile-for-arm/</text:a></text:p>
      <text:p text:style-name="P2"/>
      <text:h text:style-name="P18" text:outline-level="2"><text:span text:style-name="Strong_20_Emphasis"><text:span text:style-name="T2">What is Cross compilation ?</text:span></text:span></text:h>
      <text:p text:style-name="P4"><text:span text:style-name="T1">C</text:span>ross compilation is a process of compiling and <text:span text:style-name="T5">creating executable code</text:span> for a platform other than the one on which the compiler is running.</text:p>
      <text:p text:style-name="P4">Cross compilation is a mechanism of compiling a source code which will be used on <text:span text:style-name="T5">different architecture</text:span> rather than the architecture on which it compile.</text:p>
      <text:p text:style-name="P1"/>
      <text:h text:style-name="P18" text:outline-level="2"><text:span text:style-name="Strong_20_Emphasis"><text:span text:style-name="T2">Difference between Native and Cross compiler</text:span></text:span></text:h>
      <text:list xml:id="list3834951630609656067" text:style-name="L1">
        <text:list-item>
          <text:p text:style-name="P10"><text:span text:style-name="T2">A native compiler is one that compiles programs for the same architecture or operating system that it is running on. For instance, a compiler running on an x86 processor and creating x86 binaries.</text:span> </text:p>
        </text:list-item>
        <text:list-item>
          <text:p text:style-name="P10"><text:span text:style-name="T2">A cross-compiler is one that </text:span><text:span text:style-name="T7">compiles binaries for architectures other than its own,</text:span><text:span text:style-name="T2"> such as compiling ARM binaries on a Intel’s x86 processor.</text:span> </text:p>
        </text:list-item>
        <text:list-item>
          <text:p text:style-name="P6"><text:span text:style-name="T2">A “cross compiler” executes in one environment and generates code for another. A “native compiler” generates code for its own execution environment.</text:span> </text:p>
        </text:list-item>
      </text:list>
      <text:h text:style-name="P19" text:outline-level="2"><text:span text:style-name="Strong_20_Emphasis"><text:span text:style-name="T2">What is Tool-chain ?</text:span></text:span></text:h>
      <text:p text:style-name="P4">A Tool-chain is the set of compiler + linker + librarian + any other tools you need to produce the executable (+ shared libraries, etc) for the target. A debugger and/or IDE may also count as part of a Tool-chain.</text:p>
      <text:p text:style-name="P5"/>
      <text:h text:style-name="P18" text:outline-level="2"><text:span text:style-name="Strong_20_Emphasis"><text:span text:style-name="T2">Configuring tool-chain</text:span></text:span></text:h>
      <text:p text:style-name="P5"><text:span text:style-name="T2">Download Tool-chain first from </text:span><text:a xlink:type="simple" xlink:href="https://launchpad.net/gcc-arm-embedded" office:target-frame-name="_blank" xlink:show="new" text:style-name="Internet_20_link" text:visited-style-name="Visited_20_Internet_20_Link">here </text:a></text:p>
      <text:p text:style-name="P5"><text:span text:style-name="T2">I have got tar file named “gcc-arm-none-eabi-4_9-2015q1-20150306-linux.tar.bz2”</text:span></text:p>
      <text:p text:style-name="P21">tar -xvf &lt;tar_file_name&gt;</text:p>
      <text:p text:style-name="P22"/>
      <text:p text:style-name="P4">After extracting tar file you would get “opt” directory go to that directory and find bin directory where you can get compiler and all that stuff required for cross compilation.</text:p>
      <text:p text:style-name="P5"><text:span text:style-name="T2">Set PATH variable to bin of tool-chain, so that your OS load binaries from that directory too. Use following line to do that</text:span></text:p>
      <text:p text:style-name="P15"><text:span text:style-name="T2"/></text:p>
      <text:p text:style-name="P21">export PATH=&lt;Absolute_path_from_root_directory_to_bin_directory_of_your_downloaded_tool-chain)&gt;</text:p>
      <text:p text:style-name="P21"><text:soft-page-break/>$PATH</text:p>
      <text:h text:style-name="P18" text:outline-level="2"><text:span text:style-name="Strong_20_Emphasis"><text:span text:style-name="T2">Let’s understanding tool-chain</text:span></text:span></text:h>
      <text:p text:style-name="P4">GCC is a popular, open source tool-chain that can generate code for a wide range of architectures including Intel’s x86, ARM v4/5/6/7, TI’s MSP, Atmel’s AVR, and many others.</text:p>
      <text:p text:style-name="P5"><text:span text:style-name="Strong_20_Emphasis"><text:span text:style-name="T2">Note:</text:span></text:span><text:span text:style-name="T2"> when the host and target architectures are different, the tool-chain is also called a cross compiler</text:span></text:p>
      <text:p text:style-name="P4">A typical GNU (GNU’s Not Unix) assembler tool-chain includes several programs that interact as shown in</text:p>
      <text:list xml:id="list4353554538816427230" text:style-name="L2">
        <text:list-item>
          <text:p text:style-name="P11"><text:span text:style-name="T3">as</text:span><text:span text:style-name="T2"> is the assembler and it converts human-readable assembly language programs into binary machine language code. It typically takes as input .s assembly files and outputs .o object files.</text:span> </text:p>
        </text:list-item>
        <text:list-item>
          <text:p text:style-name="P11"><text:span text:style-name="T3">ld</text:span><text:span text:style-name="T2"> is the linker and it is used to combine multiple object files by resolving their external symbol references and relocating their data sections, and outputting a single executable file. It typically takes as input .o object files and .ld linker scripts and outputs .out executable files.</text:span> </text:p>
        </text:list-item>
        <text:list-item>
          <text:p text:style-name="P11"><text:span text:style-name="T3">objcopy</text:span><text:span text:style-name="T2"> is a translation utility that copies and converts the contents of an object file from one format (e.g. .out) another (e.g. .bin).</text:span> </text:p>
        </text:list-item>
        <text:list-item>
          <text:p text:style-name="P11"><text:span text:style-name="T3">objdump</text:span><text:span text:style-name="T2"> is a disassembler but it can also display various other information about object files. It is often used to disassemble binary files (e.g. .out) into a canonical assembly language listing (e.g. .lst).</text:span> </text:p>
        </text:list-item>
        <text:list-item>
          <text:p text:style-name="P11"><text:span text:style-name="T3">ar</text:span><text:span text:style-name="T2"> is a utility for creating, modifying and extracting from archives.</text:span> </text:p>
        </text:list-item>
        <text:list-item>
          <text:p text:style-name="P11"><text:span text:style-name="T3">nlmconv</text:span><text:span text:style-name="T2"> converts object code into an NLM.</text:span> </text:p>
        </text:list-item>
        <text:list-item>
          <text:p text:style-name="P11"><text:span text:style-name="T3">nm</text:span><text:span text:style-name="T2"> lists symbols from object files.</text:span> </text:p>
        </text:list-item>
        <text:list-item>
          <text:p text:style-name="P11"><text:span text:style-name="T3">ranlib</text:span><text:span text:style-name="T2"> generates an index to the contents of an archive.</text:span> </text:p>
        </text:list-item>
        <text:list-item>
          <text:p text:style-name="P11"><text:span text:style-name="T3">readelf</text:span><text:span text:style-name="T2"> displays information from ELF-format object file.</text:span> </text:p>
        </text:list-item>
        <text:list-item>
          <text:p text:style-name="P11"><text:span text:style-name="T3">size</text:span><text:span text:style-name="T2"> displays the sections of an object or archive, and their sizes.</text:span> </text:p>
        </text:list-item>
        <text:list-item>
          <text:p text:style-name="P7"><text:span text:style-name="T3">strip</text:span><text:span text:style-name="T2"> Discards symbols embedded in object files.</text:span> </text:p>
        </text:list-item>
      </text:list>
      <text:p text:style-name="P4">If you search for an ARM compiler, you might stumble across the following toolchains: <text:span text:style-name="T11">arm-none-linux-gnueabi</text:span>, <text:span text:style-name="T11">arm-none-eabi, arm-eabi</text:span>, and <text:span text:style-name="T11">arm-softfloat-linux-gnu</text:span>, among others. This might leave you wondering about the method to the naming madness.</text:p>
      <text:p text:style-name="P4">Unix cross compiler’s naming convention uses the form like</text:p>
      <text:h text:style-name="P23" text:outline-level="3"><text:span text:style-name="Strong_20_Emphasis"><text:span text:style-name="T2">[arch] – [vendor] – [os] – [abi]</text:span></text:span></text:h>
      <text:list xml:id="list4220666400438819" text:style-name="L3">
        <text:list-item>
          <text:p text:style-name="P12"><text:span text:style-name="T2">The </text:span><text:span text:style-name="T8">arch</text:span><text:span text:style-name="T2"> refers to the target architecture, which in our case is ARM.</text:span> </text:p>
        </text:list-item>
        <text:list-item>
          <text:p text:style-name="P12"><text:span text:style-name="T2">The </text:span><text:span text:style-name="T8">vendor</text:span><text:span text:style-name="T2"> nominally refers to the tool-chain supplier.</text:span> </text:p>
        </text:list-item>
        <text:list-item>
          <text:p text:style-name="P12"><text:span text:style-name="T2">The </text:span><text:span text:style-name="T8">os</text:span><text:span text:style-name="T2"> refers to the target operating system, if any, and is used to decide which libraries (e.g. newlib, glibc, crt0, etc.) to link and which syscall conventions to employ.</text:span> </text:p>
        </text:list-item>
        <text:list-item>
          <text:p text:style-name="P8"><text:span text:style-name="T2">The </text:span><text:span text:style-name="T8">abi</text:span><text:span text:style-name="T2"> specifies which </text:span><text:span text:style-name="T8">a</text:span><text:span text:style-name="T5">pplication </text:span><text:span text:style-name="T8">b</text:span><text:span text:style-name="T5">inary </text:span><text:span text:style-name="T8">i</text:span><text:span text:style-name="T5">nterface</text:span><text:span text:style-name="T2"> convention is being employed, which ensures that binaries generated by different tools can inter-operate.</text:span> </text:p>
        </text:list-item>
      </text:list>
      <text:p text:style-name="P5"><text:soft-page-break/><text:span text:style-name="Strong_20_Emphasis"><text:span text:style-name="T2">Some examples :</text:span></text:span></text:p>
      <text:p text:style-name="P5"><text:span text:style-name="Strong_20_Emphasis"><text:span text:style-name="T2">arm-none-eabi</text:span></text:span><text:span text:style-name="T2"> is the tool-chain we use in this class. This tool-chain targets the ARM architecture, has </text:span><text:span text:style-name="T4">no vendor</text:span><text:span text:style-name="T2">, does not target an operating system (i.e. targets a “bare metal” system), and complies with the ARM EABI.</text:span></text:p>
      <text:p text:style-name="P5"><text:span text:style-name="Strong_20_Emphasis"><text:span text:style-name="T2">i686-apple-darwin10-gcc-4.2.1</text:span></text:span><text:span text:style-name="T2"> is the version of GCC on my MacBook Pro. This tool-chain targets the Intel i686 architecture, the vendor is Apple, and the target OS is Darwin version 10.</text:span></text:p>
      <text:p text:style-name="P5"><text:span text:style-name="Strong_20_Emphasis"><text:span text:style-name="T2">arm-none-linux-gnueabi</text:span></text:span><text:span text:style-name="T2"> is the tool-chain that can be installed in Debian-based systems using a package manager like apt (the package is called gcc-arm-linux-gnueabi). This toolchain targets the ARM architecture, has no vendor, creates binaries that run on the Linux operating system, and uses the GNU EABI. In other words, it is used to target ARM-based Linux systems.</text:span></text:p>
      <text:p text:style-name="P5"><text:span text:style-name="Strong_20_Emphasis"><text:span text:style-name="T2">arm-eabi</text:span></text:span><text:span text:style-name="T2"> Android ARM compiler</text:span></text:p>
      <text:h text:style-name="P19" text:outline-level="2"><text:span text:style-name="Strong_20_Emphasis"><text:span text:style-name="T2">What is ABI ?</text:span></text:span></text:h>
      <text:p text:style-name="P4">Each architecture or architecture/os couple has an ABI. The <text:span text:style-name="T9">ABI (Application binary Interface)</text:span> describes how functions should be called, syscalls numbers, arguments passed, which registers can be used …</text:p>
      <text:p text:style-name="P4">The <text:span text:style-name="T8">abi</text:span> describes how the compiler should generate the assembler.</text:p>
      <text:p text:style-name="P4">If you use only assembler you don’t need to care about the ABI.</text:p>
      <text:p text:style-name="P4">EABI, on the other hand, defines how functions interact. It doesn’t care how the data is represented on disk but rather how it is represented in memory. It answers questions of where the arguments are present, where the return value is stored, which registers are caller saved and which are callee saved, etc.</text:p>
      <text:h text:style-name="P19" text:outline-level="2"><text:span text:style-name="Strong_20_Emphasis"><text:span text:style-name="T2">What is ELF ?</text:span></text:span></text:h>
      <text:p text:style-name="P4">EABI stands for Embedded ABI, which is the definition of the Application Binary Interface for certain targets (e.g. PPC). <text:span text:style-name="T9">ELF is the Executable and Linking Format which defines the ELF file format.</text:span></text:p>
      <text:p text:style-name="P4">ELF is the currently preferred file format on most Unix like environments (e.g. Linux). This is the file format that the compiler will emit object files to, the format the linker will read (the previously generated object files), and the format the linker will emit binaries in. It will also come into play with the loader (and potentially the kernel). It defines how the data is written into a file.</text:p>
      <text:p text:style-name="P4">So in some senses, ELF is the on disk representation of the data (though, in reality, it will also be in memory as the image will be mapped into memory for execution) and EABI defines the runtime representation of the (intermediate) data of the application.</text:p>
      <text:h text:style-name="P19" text:outline-level="2"><text:span text:style-name="Strong_20_Emphasis"><text:span text:style-name="T2">What is the difference between arm-linux-gcc, arm-none-linux-gnueabi-gcc and arm-linux-gnueabi toolchains?</text:span></text:span></text:h>
      <text:p text:style-name="P5"><text:span text:style-name="T2">Toolchains have a loose name convention like  </text:span><text:span text:style-name="Strong_20_Emphasis"><text:span text:style-name="T2">[arch] – [vendor] – [os] – [abi]</text:span></text:span></text:p>
      <text:list xml:id="list1414540875767669275" text:style-name="L4">
        <text:list-item>
          <text:p text:style-name="P13"><text:soft-page-break/><text:span text:style-name="T8">arch</text:span><text:span text:style-name="T2"> is for architecture: arm, mips, x86, i686…</text:span> </text:p>
        </text:list-item>
        <text:list-item>
          <text:p text:style-name="P13"><text:span text:style-name="T8">vendor</text:span><text:span text:style-name="T2"> is tool chain supplier: apple,</text:span> </text:p>
        </text:list-item>
        <text:list-item>
          <text:p text:style-name="P13"><text:span text:style-name="T8">os</text:span><text:span text:style-name="T2"> is for operating system: linux, none (bare metal)</text:span> </text:p>
        </text:list-item>
        <text:list-item>
          <text:p text:style-name="P9"><text:span text:style-name="T8">abi</text:span><text:span text:style-name="T2"> is for application binary interface convention: eabi, gnueabi, gnueabihf</text:span> </text:p>
        </text:list-item>
      </text:list>
      <text:p text:style-name="P4">For your question, arm-none-linux-gnueabi and arm-linux-gnueabi is same thing. arm-linux-gcc is actually binary for gcc which produces objects for ARM architecture to be run on Linux with default configuration (abi) provided by toolchain.</text:p>
      <text:p text:style-name="P5"><text:span text:style-name="T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Question: After a thread has been created, how do you know </text:p>
      <text:p text:style-name="P1">a)when it will be scheduled to run by the operating system, and </text:p>
      <text:p text:style-name="P1">b)which processor/core it will run on? </text:p>
      <text:p text:style-name="P3"/>
      <text:p text:style-name="P3">Ans:- Unless you are using the Pthreads scheduling mechanism, it is up to the implementation and/or operating system to decide where and when threads will execute. <text:s/>Robust programs should not depend upon threads executing in a specific order or on a specific processor/core.</text:p>
      <text:p text:style-name="P3"/>
      <text:p text:style-name="P3"/>
      <text:p text:style-name="P1">Question: How can you safely pass data to newly created threads, given their non-deterministic start-up and scheduling? </text:p>
      <text:p text:style-name="P1"/>
      <text:p text:style-name="P1"><text:tab/>ANSWER: Make sure that all passed data is thread safe - that it can not be changed by other threads. <text:s/>The three examples that follow demonstrate what not and what to do.</text:p>
      <text:p text:style-name="P3"/>
      <text:p text:style-name="P3"/>
      <text:p text:style-name="P1">Question: When more than one thread is waiting for a locked mutex, which thread will be granted the lock first after it is released? </text:p>
      <text:p text:style-name="P1"><text:tab/>Ans: Unless thread priority scheduling (not covered) is used, the assignment will be left to the native system scheduler and may appear to be more or less rando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4:54:11.195189248</meta:creation-date>
    <meta:editing-duration>PT6M29S</meta:editing-duration>
    <meta:editing-cycles>3</meta:editing-cycles>
    <meta:generator>LibreOffice/5.1.4.2$Linux_X86_64 LibreOffice_project/10m0$Build-2</meta:generator>
    <dc:date>2018-06-19T15:10:50.231607712</dc:date>
    <meta:document-statistic meta:table-count="0" meta:image-count="0" meta:object-count="0" meta:page-count="5" meta:paragraph-count="70" meta:word-count="1307" meta:character-count="8165" meta:non-whitespace-character-count="6911"/>
  </office:meta>
</office:document-meta>
</file>